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d4ea6b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d4ea6b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solid" draw:fill-color="#ff8000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964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svg:x="1.261cm" svg:y="2.54cm">
          <text:p text:style-name="P2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4.218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5.49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6.764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8.037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9.779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11.033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12.306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13.579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14.85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16.133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17.406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18.679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19.95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21.233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748cm" svg:height="0.962cm" svg:x="2.39cm" svg:y="2.79cm">
          <draw:text-box>
            <text:p>*</text:p>
          </draw:text-box>
        </draw:frame>
        <draw:frame draw:style-name="gr4" draw:text-style-name="P5" draw:layer="layout" svg:width="0.748cm" svg:height="0.962cm" svg:x="9.171cm" svg:y="2.79cm">
          <draw:text-box>
            <text:p>*</text:p>
          </draw:text-box>
        </draw:frame>
        <draw:frame draw:style-name="gr4" draw:text-style-name="P5" draw:layer="layout" svg:width="1.26cm" svg:height="0.962cm" svg:x="3.328cm" svg:y="2.419cm">
          <draw:text-box>
            <text:p>2<text:span text:style-name="T2">4</text:span></text:p>
          </draw:text-box>
        </draw:frame>
        <draw:frame draw:style-name="gr4" draw:text-style-name="P5" draw:layer="layout" svg:width="1.26cm" svg:height="0.962cm" svg:x="4.628cm" svg:y="2.419cm">
          <draw:text-box>
            <text:p>2<text:span text:style-name="T2">3</text:span></text:p>
          </draw:text-box>
        </draw:frame>
        <draw:frame draw:style-name="gr4" draw:text-style-name="P5" draw:layer="layout" svg:width="1.26cm" svg:height="0.962cm" svg:x="5.866cm" svg:y="2.419cm">
          <draw:text-box>
            <text:p>2<text:span text:style-name="T2">2</text:span></text:p>
          </draw:text-box>
        </draw:frame>
        <draw:frame draw:style-name="gr4" draw:text-style-name="P5" draw:layer="layout" svg:width="1.26cm" svg:height="0.962cm" svg:x="7.148cm" svg:y="2.422cm">
          <draw:text-box>
            <text:p>2<text:span text:style-name="T2">1</text:span></text:p>
          </draw:text-box>
        </draw:frame>
        <draw:frame draw:style-name="gr4" draw:text-style-name="P5" draw:layer="layout" svg:width="1.26cm" svg:height="0.962cm" svg:x="8.429cm" svg:y="2.422cm">
          <draw:text-box>
            <text:p>2<text:span text:style-name="T2">0</text:span></text:p>
          </draw:text-box>
        </draw:frame>
        <draw:frame draw:style-name="gr4" draw:text-style-name="P5" draw:layer="layout" svg:width="1.26cm" svg:height="0.962cm" svg:x="10.053cm" svg:y="2.422cm">
          <draw:text-box>
            <text:p>2<text:span text:style-name="T2">-1</text:span></text:p>
          </draw:text-box>
        </draw:frame>
        <draw:frame draw:style-name="gr4" draw:text-style-name="P5" draw:layer="layout" svg:width="1.26cm" svg:height="0.962cm" svg:x="11.291cm" svg:y="2.422cm">
          <draw:text-box>
            <text:p>2<text:span text:style-name="T2">-2</text:span></text:p>
          </draw:text-box>
        </draw:frame>
        <draw:frame draw:style-name="gr4" draw:text-style-name="P5" draw:layer="layout" svg:width="1.26cm" svg:height="0.962cm" svg:x="12.553cm" svg:y="2.422cm">
          <draw:text-box>
            <text:p>2<text:span text:style-name="T2">-3</text:span></text:p>
          </draw:text-box>
        </draw:frame>
        <draw:frame draw:style-name="gr4" draw:text-style-name="P5" draw:layer="layout" svg:width="1.26cm" svg:height="0.962cm" svg:x="13.815cm" svg:y="2.422cm">
          <draw:text-box>
            <text:p>2<text:span text:style-name="T2">-4</text:span></text:p>
          </draw:text-box>
        </draw:frame>
        <draw:frame draw:style-name="gr4" draw:text-style-name="P5" draw:layer="layout" svg:width="1.26cm" svg:height="0.962cm" svg:x="15.091cm" svg:y="2.422cm">
          <draw:text-box>
            <text:p>2<text:span text:style-name="T2">-5</text:span></text:p>
          </draw:text-box>
        </draw:frame>
        <draw:frame draw:style-name="gr4" draw:text-style-name="P5" draw:layer="layout" svg:width="1.26cm" svg:height="0.962cm" svg:x="16.372cm" svg:y="2.422cm">
          <draw:text-box>
            <text:p>2<text:span text:style-name="T2">-6</text:span></text:p>
          </draw:text-box>
        </draw:frame>
        <draw:frame draw:style-name="gr4" draw:text-style-name="P5" draw:layer="layout" svg:width="1.26cm" svg:height="0.962cm" svg:x="11.291cm" svg:y="2.422cm">
          <draw:text-box>
            <text:p>2<text:span text:style-name="T2">-2</text:span></text:p>
          </draw:text-box>
        </draw:frame>
        <draw:frame draw:style-name="gr4" draw:text-style-name="P5" draw:layer="layout" svg:width="1.26cm" svg:height="0.962cm" svg:x="17.671cm" svg:y="2.422cm">
          <draw:text-box>
            <text:p>2<text:span text:style-name="T2">-7</text:span></text:p>
          </draw:text-box>
        </draw:frame>
        <draw:frame draw:style-name="gr4" draw:text-style-name="P5" draw:layer="layout" svg:width="1.26cm" svg:height="0.962cm" svg:x="18.951cm" svg:y="2.422cm">
          <draw:text-box>
            <text:p>2<text:span text:style-name="T2">-8</text:span></text:p>
          </draw:text-box>
        </draw:frame>
        <draw:frame draw:style-name="gr4" draw:text-style-name="P5" draw:layer="layout" svg:width="1.26cm" svg:height="0.962cm" svg:x="20.191cm" svg:y="2.422cm">
          <draw:text-box>
            <text:p>2<text:span text:style-name="T2">-9</text:span></text:p>
          </draw:text-box>
        </draw:frame>
        <draw:frame draw:style-name="gr5" draw:text-style-name="P5" draw:layer="layout" svg:width="1.396cm" svg:height="1.673cm" svg:x="21.263cm" svg:y="2.454cm">
          <draw:text-box>
            <text:p>2<text:span text:style-name="T2">-10</text:span></text:p>
          </draw:text-box>
        </draw:frame>
        <draw:custom-shape draw:style-name="gr1" draw:text-style-name="P6" draw:layer="layout" svg:width="1.27cm" svg:height="1.27cm" svg:x="2.968cm" svg:y="4.773cm">
          <text:p text:style-name="P6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.27cm" svg:height="1.27cm" svg:x="1.265cm" svg:y="4.773cm">
          <text:p text:style-name="P6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7cm" svg:height="1.27cm" svg:x="4.222cm" svg:y="4.773cm">
          <text:p text:style-name="P6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7cm" svg:height="1.27cm" svg:x="5.495cm" svg:y="4.773cm">
          <text:p text:style-name="P1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7cm" svg:height="1.27cm" svg:x="6.768cm" svg:y="4.773cm">
          <text:p text:style-name="P1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.27cm" svg:height="1.27cm" svg:x="8.041cm" svg:y="4.773cm">
          <text:p text:style-name="P1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9.783cm" svg:y="4.773cm">
          <text:p text:style-name="P1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11.037cm" svg:y="4.773cm">
          <text:p text:style-name="P1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12.31cm" svg:y="4.773cm">
          <text:p text:style-name="P6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13.583cm" svg:y="4.773cm">
          <text:p text:style-name="P6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14.856cm" svg:y="4.773cm">
          <text:p text:style-name="P6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16.137cm" svg:y="4.773cm">
          <text:p text:style-name="P6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17.41cm" svg:y="4.773cm">
          <text:p text:style-name="P6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18.683cm" svg:y="4.773cm">
          <text:p text:style-name="P6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19.956cm" svg:y="4.773cm">
          <text:p text:style-name="P6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27cm" svg:height="1.27cm" svg:x="21.237cm" svg:y="4.773cm">
          <text:p text:style-name="P6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748cm" svg:height="0.962cm" svg:x="2.394cm" svg:y="5.023cm">
          <draw:text-box>
            <text:p>*</text:p>
          </draw:text-box>
        </draw:frame>
        <draw:frame draw:style-name="gr4" draw:text-style-name="P5" draw:layer="layout" svg:width="0.748cm" svg:height="0.962cm" svg:x="9.175cm" svg:y="5.023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1:28:28.532167414</meta:creation-date>
    <dc:date>2022-01-31T11:41:50.272231880</dc:date>
    <meta:editing-duration>PT3M</meta:editing-duration>
    <meta:editing-cycles>1</meta:editing-cycles>
    <meta:generator>LibreOffice/7.2.2.2$Linux_X86_64 LibreOffice_project/20$Build-2</meta:generator>
    <meta:document-statistic meta:object-count="52"/>
  </office:meta>
</office:document-meta>
</file>